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style:font-name="arial" style:font-name-asian="DejaVu Sans" style:font-name-complex="Noto Sans Arabic"/>
    </style:style>
    <style:style style:name="ce19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4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ext-properties style:font-name="arial" fo:font-size="11pt" style:font-name-asian="DejaVu Sans" style:font-size-asian="11pt" style:font-name-complex="Noto Sans Arabic" style:font-size-complex="11pt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33" style:family="table-cell" style:parent-style-name="Default">
      <style:table-cell-properties fo:border="none"/>
      <style:text-properties style:font-name="arial" style:text-underline-style="none" style:font-name-asian="DejaVu Sans" style:font-name-complex="Noto Sans Arabi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fo:color="#000000" style:language-asian="zh" style:country-asian="C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rics" table:style-name="ta1">
        <office:forms form:automatic-focus="false" form:apply-design-mode="false"/>
        <table:shapes>
          <draw:frame draw:z-index="0" draw:style-name="gr1" draw:text-style-name="P1" svg:width="13.29cm" svg:height="7.437cm" svg:x="4.977cm" svg:y="13.862cm">
            <draw:object draw:notify-on-update-of-ranges="Metrics.A29:Metrics.A33 Metrics.B28:Metrics.B28 Metrics.B29:Metrics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46cm" svg:height="7.583cm" draw:transform="rotate (0.00733038285837618) translate (17.96cm 13.226cm)">
            <draw:object draw:notify-on-update-of-ranges="Metrics.A37:Metrics.A47 Metrics.B36:Metrics.B36 Metrics.B37:Metrics.B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4"/>
        <table:table-column table:style-name="co1" table:number-columns-repeated="1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R</text:p>
          </table:table-cell>
          <table:table-cell table:number-columns-repeated="2" table:style-name="ce15" office:value-type="string" calcext:value-type="string">
            <text:p>N</text:p>
          </table:table-cell>
          <table:table-cell table:number-columns-repeated="2" table:style-name="ce15" office:value-type="string" calcext:value-type="string">
            <text:p>R</text:p>
          </table:table-cell>
          <table:table-cell table:number-columns-repeated="4" table:style-name="ce15" office:value-type="string" calcext:value-type="string">
            <text:p>N</text:p>
          </table:table-cell>
          <table:table-cell table:style-name="ce15" office:value-type="string" calcext:value-type="string">
            <text:p>R</text:p>
          </table:table-cell>
          <table:table-cell table:number-columns-repeated="3" table:style-name="ce15" office:value-type="string" calcext:value-type="string">
            <text:p>N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N</text:p>
          </table:table-cell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16" office:value-type="string" calcext:value-type="string">
            <text:p>Datos auxiliares</text:p>
          </table:table-cell>
          <table:table-cell table:number-columns-repeated="14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Documentos relevantes no recuperados</text:p>
          </table:table-cell>
          <table:table-cell table:number-columns-repeated="13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Documentos relevantes recuperados</text:p>
          </table:table-cell>
          <table:table-cell table:number-columns-repeated="13"/>
        </table:table-row>
        <table:table-row table:style-name="ro2">
          <table:table-cell table:style-name="ce17" table:formula="of:=[.A5]+[.A6]" office:value-type="float" office:value="11" calcext:value-type="float">
            <text:p>11</text:p>
          </table:table-cell>
          <table:table-cell office:value-type="string" calcext:value-type="string">
            <text:p>Documentos relevantes totales en el corpus</text:p>
          </table:table-cell>
          <table:table-cell table:number-columns-repeated="13"/>
        </table:table-row>
        <table:table-row table:style-name="ro2">
          <table:table-cell table:style-name="ce17"/>
          <table:table-cell table:number-columns-repeated="14"/>
        </table:table-row>
        <table:table-row table:style-name="ro2">
          <table:table-cell table:style-name="ce18" office:value-type="string" calcext:value-type="string">
            <text:p>a) Recall y Precisión para cada posición j.</text:p>
          </table:table-cell>
          <table:table-cell table:number-columns-repeated="3"/>
          <table:table-cell office:value-type="string" calcext:value-type="string">
            <text:p>b)</text:p>
          </table:table-cell>
          <table:table-cell table:style-name="ce30" table:formula="of:=SUM([.C11];[.C14];[.C15];[.C20];[.C24])/[.A7]" office:value-type="float" office:value="0.25974025974026" calcext:value-type="float">
            <text:p>0,26</text:p>
          </table:table-cell>
          <table:table-cell office:value-type="string" calcext:value-type="string">
            <text:p>Precisión promedio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Ranking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Precisión</text:p>
          </table:table-cell>
          <table:table-cell/>
          <table:table-cell office:value-type="string" calcext:value-type="string">
            <text:p>c)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recisión al 50% de Recall ---→</text:p>
          </table:table-cell>
          <table:table-cell table:number-columns-repeated="2"/>
          <table:table-cell office:value-type="string" calcext:value-type="string">
            <text:p>Nunca se alcanza un recall igual o mayor a 0.5</text:p>
          </table:table-cell>
          <table:table-cell table:number-columns-repeated="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5" table:formula="of:=1/[.$A$7]" office:value-type="float" office:value="0.0909090909090909" calcext:value-type="float">
            <text:p>0,09</text:p>
          </table:table-cell>
          <table:table-cell table:style-name="ce28" table:formula="of:=1/[.A11]" office:value-type="float" office:value="1" calcext:value-type="float">
            <text:p>1,00</text:p>
          </table:table-cell>
          <table:table-cell/>
          <table:table-cell office:value-type="string" calcext:value-type="string">
            <text:p>d)</text:p>
          </table:table-cell>
          <table:table-cell table:style-name="ce31" table:formula="of:=[.C21]" office:value-type="float" office:value="0.363636363636364" calcext:value-type="float">
            <text:p>0,36</text:p>
          </table:table-cell>
          <table:table-cell office:value-type="string" calcext:value-type="string">
            <text:p>Precisión R</text:p>
          </table:table-cell>
          <table:table-cell table:number-columns-repeated="8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6" table:formula="of:=1/[.$A$7]" office:value-type="float" office:value="0.0909090909090909" calcext:value-type="float">
            <text:p>0,09</text:p>
          </table:table-cell>
          <table:table-cell table:style-name="ce24" table:formula="of:=1/[.A12]" office:value-type="float" office:value="0.5" calcext:value-type="float">
            <text:p>0,50</text:p>
          </table:table-cell>
          <table:table-cell/>
          <table:table-cell table:style-name="ce29" office:value-type="string" calcext:value-type="string">
            <text:p>e)</text:p>
          </table:table-cell>
          <table:table-cell table:style-name="ce32" table:formula="of:=(1/(LOG([.A11]+1;2)))+(1/(LOG([.A14]+1;2)))+(1/(LOG([.A15]+1;2)))+(1/(LOG([.A20]+1;2)))" office:value-type="float" office:value="2.10659419162582" calcext:value-type="float">
            <text:p>2,11</text:p>
          </table:table-cell>
          <table:table-cell table:style-name="ce33" office:value-type="string" calcext:value-type="string">
            <text:p><text:span text:style-name="T1"><text:a xlink:href="mailto:DCG@10" xlink:type="simple">DCG@10</text:a></text:span></text:p>
          </table:table-cell>
          <table:table-cell table:number-columns-repeated="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6" table:formula="of:=1/[.$A$7]" office:value-type="float" office:value="0.0909090909090909" calcext:value-type="float">
            <text:p>0,09</text:p>
          </table:table-cell>
          <table:table-cell table:style-name="ce24" table:formula="of:=1/[.A13]" office:value-type="float" office:value="0.333333333333333" calcext:value-type="float">
            <text:p>0,33</text:p>
          </table:table-cell>
          <table:table-cell table:number-columns-repeated="2"/>
          <table:table-cell table:style-name="ce32" table:formula="of:=(1/(LOG(2;2)))+(1/(LOG(3;2)))+(1/(LOG(4;2)))+(1/(LOG(5;2)))+(1/(LOG(6;2)))+(1/(LOG(7;2)))+(1/(LOG(8;2)))+(1/(LOG(9;2)))+(1/(LOG(10;2)))+(1/(LOG(11;2)))" office:value-type="float" office:value="4.54355933808835" calcext:value-type="float">
            <text:p>4,54</text:p>
          </table:table-cell>
          <table:table-cell table:style-name="ce33" office:value-type="string" calcext:value-type="string">
            <text:p><text:span text:style-name="T1"><text:a xlink:href="mailto:IDCG@10" xlink:type="simple">IDCG@10</text:a></text:span></text:p>
          </table:table-cell>
          <table:table-cell table:number-columns-repeated="8"/>
        </table:table-row>
        <table:table-row table:style-name="ro2">
          <table:table-cell table:style-name="ce20" office:value-type="float" office:value="4" calcext:value-type="float">
            <text:p>4</text:p>
          </table:table-cell>
          <table:table-cell table:style-name="ce25" table:formula="of:=2/[.$A$7]" office:value-type="float" office:value="0.181818181818182" calcext:value-type="float">
            <text:p>0,18</text:p>
          </table:table-cell>
          <table:table-cell table:style-name="ce28" table:formula="of:=2/[.A14]" office:value-type="float" office:value="0.5" calcext:value-type="float">
            <text:p>0,50</text:p>
          </table:table-cell>
          <table:table-cell table:number-columns-repeated="2"/>
          <table:table-cell table:style-name="ce32" table:formula="of:=[.F12]/[.F13]" office:value-type="float" office:value="0.463644036508204" calcext:value-type="float">
            <text:p>0,46</text:p>
          </table:table-cell>
          <table:table-cell table:style-name="ce33" office:value-type="string" calcext:value-type="string">
            <text:p>NDCG@10</text:p>
          </table:table-cell>
          <table:table-cell table:number-columns-repeated="8"/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table:style-name="ce25" table:formula="of:=3/[.$A$7]" office:value-type="float" office:value="0.272727272727273" calcext:value-type="float">
            <text:p>0,27</text:p>
          </table:table-cell>
          <table:table-cell table:style-name="ce28" table:formula="of:=3/[.A15]" office:value-type="float" office:value="0.6" calcext:value-type="float">
            <text:p>0,60</text:p>
          </table:table-cell>
          <table:table-cell/>
          <table:table-cell office:value-type="string" calcext:value-type="string">
            <text:p>f)</text:p>
          </table:table-cell>
          <table:table-cell table:style-name="ce31" table:formula="of:=1/1" office:value-type="float" office:value="1" calcext:value-type="float">
            <text:p>1,00</text:p>
          </table:table-cell>
          <table:table-cell office:value-type="string" calcext:value-type="string">
            <text:p>MRR</text:p>
          </table:table-cell>
          <table:table-cell table:number-columns-repeated="8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6" table:formula="of:=3/[.$A$7]" office:value-type="float" office:value="0.272727272727273" calcext:value-type="float">
            <text:p>0,27</text:p>
          </table:table-cell>
          <table:table-cell table:style-name="ce24" table:formula="of:=3/[.A16]" office:value-type="float" office:value="0.5" calcext:value-type="float">
            <text:p>0,50</text:p>
          </table:table-cell>
          <table:table-cell table:number-columns-repeated="1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6" table:formula="of:=3/[.$A$7]" office:value-type="float" office:value="0.272727272727273" calcext:value-type="float">
            <text:p>0,27</text:p>
          </table:table-cell>
          <table:table-cell table:style-name="ce24" table:formula="of:=3/[.A17]" office:value-type="float" office:value="0.428571428571429" calcext:value-type="float">
            <text:p>0,43</text:p>
          </table:table-cell>
          <table:table-cell table:number-columns-repeated="1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6" table:formula="of:=3/[.$A$7]" office:value-type="float" office:value="0.272727272727273" calcext:value-type="float">
            <text:p>0,27</text:p>
          </table:table-cell>
          <table:table-cell table:style-name="ce24" table:formula="of:=3/[.A18]" office:value-type="float" office:value="0.375" calcext:value-type="float">
            <text:p>0,38</text:p>
          </table:table-cell>
          <table:table-cell table:number-columns-repeated="1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6" table:formula="of:=3/[.$A$7]" office:value-type="float" office:value="0.272727272727273" calcext:value-type="float">
            <text:p>0,27</text:p>
          </table:table-cell>
          <table:table-cell table:style-name="ce24" table:formula="of:=3/[.A19]" office:value-type="float" office:value="0.333333333333333" calcext:value-type="float">
            <text:p>0,33</text:p>
          </table:table-cell>
          <table:table-cell table:number-columns-repeated="12"/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table:style-name="ce25" table:formula="of:=4/[.$A$7]" office:value-type="float" office:value="0.363636363636364" calcext:value-type="float">
            <text:p>0,36</text:p>
          </table:table-cell>
          <table:table-cell table:style-name="ce28" table:formula="of:=4/[.A20]" office:value-type="float" office:value="0.4" calcext:value-type="float">
            <text:p>0,40</text:p>
          </table:table-cell>
          <table:table-cell table:number-columns-repeated="1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6" table:formula="of:=4/[.$A$7]" office:value-type="float" office:value="0.363636363636364" calcext:value-type="float">
            <text:p>0,36</text:p>
          </table:table-cell>
          <table:table-cell table:style-name="ce24" table:formula="of:=4/[.A21]" office:value-type="float" office:value="0.363636363636364" calcext:value-type="float">
            <text:p>0,36</text:p>
          </table:table-cell>
          <table:table-cell table:number-columns-repeated="1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6" table:formula="of:=4/[.$A$7]" office:value-type="float" office:value="0.363636363636364" calcext:value-type="float">
            <text:p>0,36</text:p>
          </table:table-cell>
          <table:table-cell table:style-name="ce24" table:formula="of:=4/[.A22]" office:value-type="float" office:value="0.333333333333333" calcext:value-type="float">
            <text:p>0,33</text:p>
          </table:table-cell>
          <table:table-cell table:number-columns-repeated="12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6" table:formula="of:=4/[.$A$7]" office:value-type="float" office:value="0.363636363636364" calcext:value-type="float">
            <text:p>0,36</text:p>
          </table:table-cell>
          <table:table-cell table:style-name="ce24" table:formula="of:=4/[.A23]" office:value-type="float" office:value="0.307692307692308" calcext:value-type="float">
            <text:p>0,31</text:p>
          </table:table-cell>
          <table:table-cell table:number-columns-repeated="12"/>
        </table:table-row>
        <table:table-row table:style-name="ro2">
          <table:table-cell table:style-name="ce20" office:value-type="float" office:value="14" calcext:value-type="float">
            <text:p>14</text:p>
          </table:table-cell>
          <table:table-cell table:style-name="ce25" table:formula="of:=5/[.$A$7]" office:value-type="float" office:value="0.454545454545455" calcext:value-type="float">
            <text:p>0,45</text:p>
          </table:table-cell>
          <table:table-cell table:style-name="ce28" table:formula="of:=5/[.A24]" office:value-type="float" office:value="0.357142857142857" calcext:value-type="float">
            <text:p>0,36</text:p>
          </table:table-cell>
          <table:table-cell table:number-columns-repeated="12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6" table:formula="of:=5/[.$A$7]" office:value-type="float" office:value="0.454545454545455" calcext:value-type="float">
            <text:p>0,45</text:p>
          </table:table-cell>
          <table:table-cell table:style-name="ce24" table:formula="of:=5/[.A25]" office:value-type="float" office:value="0.333333333333333" calcext:value-type="float">
            <text:p>0,33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Default" office:value-type="string" calcext:value-type="string">
            <text:p>Sin interpolar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Recall</text:p>
          </table:table-cell>
          <table:table-cell table:style-name="ce22" office:value-type="string" calcext:value-type="string">
            <text:p>Precision</text:p>
          </table:table-cell>
          <table:table-cell table:number-columns-repeated="13"/>
        </table:table-row>
        <table:table-row table:style-name="ro2">
          <table:table-cell table:style-name="ce23" office:value-type="float" office:value="0.0909090909090909" calcext:value-type="float">
            <text:p>0,09</text:p>
          </table:table-cell>
          <table:table-cell table:style-name="ce27" office:value-type="float" office:value="1" calcext:value-type="float">
            <text:p>1,00</text:p>
          </table:table-cell>
          <table:table-cell table:number-columns-repeated="13"/>
        </table:table-row>
        <table:table-row table:style-name="ro2">
          <table:table-cell table:style-name="ce23" office:value-type="float" office:value="0.181818181818182" calcext:value-type="float">
            <text:p>0,18</text:p>
          </table:table-cell>
          <table:table-cell table:style-name="ce27" office:value-type="float" office:value="0.5" calcext:value-type="float">
            <text:p>0,50</text:p>
          </table:table-cell>
          <table:table-cell table:number-columns-repeated="13"/>
        </table:table-row>
        <table:table-row table:style-name="ro2">
          <table:table-cell table:style-name="ce23" office:value-type="float" office:value="0.272727272727273" calcext:value-type="float">
            <text:p>0,27</text:p>
          </table:table-cell>
          <table:table-cell table:style-name="ce27" office:value-type="float" office:value="0.6" calcext:value-type="float">
            <text:p>0,60</text:p>
          </table:table-cell>
          <table:table-cell table:number-columns-repeated="13"/>
        </table:table-row>
        <table:table-row table:style-name="ro2">
          <table:table-cell table:style-name="ce23" office:value-type="float" office:value="0.363636363636364" calcext:value-type="float">
            <text:p>0,36</text:p>
          </table:table-cell>
          <table:table-cell table:style-name="ce27" office:value-type="float" office:value="0.4" calcext:value-type="float">
            <text:p>0,40</text:p>
          </table:table-cell>
          <table:table-cell table:number-columns-repeated="13"/>
        </table:table-row>
        <table:table-row table:style-name="ro2">
          <table:table-cell table:style-name="ce23" office:value-type="float" office:value="0.454545454545455" calcext:value-type="float">
            <text:p>0,45</text:p>
          </table:table-cell>
          <table:table-cell table:style-name="ce27" office:value-type="float" office:value="0.357142857142857" calcext:value-type="float">
            <text:p>0,36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Default" office:value-type="string" calcext:value-type="string">
            <text:p>Interpolado</text:p>
          </table:table-cell>
          <table:table-cell table:number-columns-repeated="14"/>
        </table:table-row>
        <table:table-row table:style-name="ro4">
          <table:table-cell table:style-name="ce22" office:value-type="string" calcext:value-type="string">
            <text:p>Recall</text:p>
          </table:table-cell>
          <table:table-cell table:style-name="ce22" office:value-type="string" calcext:value-type="string">
            <text:p>Precision</text:p>
          </table:table-cell>
          <table:table-cell table:number-columns-repeated="13"/>
        </table:table-row>
        <table:table-row table:style-name="ro2">
          <table:table-cell office:value-type="float" office:value="0" calcext:value-type="float">
            <text:p>0,00</text:p>
          </table:table-cell>
          <table:table-cell table:style-name="ce24" office:value-type="float" office:value="1" calcext:value-type="float">
            <text:p>1,00</text:p>
          </table:table-cell>
          <table:table-cell table:number-columns-repeated="13"/>
        </table:table-row>
        <table:table-row table:style-name="ro2">
          <table:table-cell office:value-type="float" office:value="0.1" calcext:value-type="float">
            <text:p>0,10</text:p>
          </table:table-cell>
          <table:table-cell table:style-name="ce24" office:value-type="float" office:value="0.6" calcext:value-type="float">
            <text:p>0,60</text:p>
          </table:table-cell>
          <table:table-cell table:number-columns-repeated="13"/>
        </table:table-row>
        <table:table-row table:style-name="ro2">
          <table:table-cell office:value-type="float" office:value="0.2" calcext:value-type="float">
            <text:p>0,20</text:p>
          </table:table-cell>
          <table:table-cell table:style-name="ce24" office:value-type="float" office:value="0.6" calcext:value-type="float">
            <text:p>0,60</text:p>
          </table:table-cell>
          <table:table-cell table:number-columns-repeated="13"/>
        </table:table-row>
        <table:table-row table:style-name="ro2">
          <table:table-cell office:value-type="float" office:value="0.3" calcext:value-type="float">
            <text:p>0,30</text:p>
          </table:table-cell>
          <table:table-cell table:style-name="ce24" office:value-type="float" office:value="0.4" calcext:value-type="float">
            <text:p>0,40</text:p>
          </table:table-cell>
          <table:table-cell table:number-columns-repeated="13"/>
        </table:table-row>
        <table:table-row table:style-name="ro2">
          <table:table-cell office:value-type="float" office:value="0.4" calcext:value-type="float">
            <text:p>0,40</text:p>
          </table:table-cell>
          <table:table-cell table:style-name="ce24" office:value-type="float" office:value="0.36" calcext:value-type="float">
            <text:p>0,36</text:p>
          </table:table-cell>
          <table:table-cell table:number-columns-repeated="13"/>
        </table:table-row>
        <table:table-row table:style-name="ro2">
          <table:table-cell office:value-type="float" office:value="0.5" calcext:value-type="float">
            <text:p>0,5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2">
          <table:table-cell office:value-type="float" office:value="0.6" calcext:value-type="float">
            <text:p>0,6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office:value-type="float" office:value="0.7" calcext:value-type="float">
            <text:p>0,7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office:value-type="float" office:value="0.8" calcext:value-type="float">
            <text:p>0,8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office:value-type="float" office:value="0.9" calcext:value-type="float">
            <text:p>0,9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office:value-type="float" office:value="1" calcext:value-type="float">
            <text:p>1,00</text:p>
          </table:table-cell>
          <table:table-cell table:style-name="ce24" office:value-type="float" office:value="0" calcext:value-type="float">
            <text:p>0,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4" number:min-decimal-places="14" number:min-integer-digits="1"/>
    </number:number-style>
    <number:number-style style:name="N154">
      <number:number number:decimal-places="13" number:min-decimal-places="13" number:min-integer-digits="1"/>
    </number:number-style>
    <number:number-style style:name="N155">
      <number:number number:decimal-places="12" number:min-decimal-places="12" number:min-integer-digits="1"/>
    </number:number-style>
    <number:number-style style:name="N156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15" number:min-decimal-places="15" number:min-integer-digits="1"/>
    </number:number-style>
    <number:number-style style:name="N165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3">00/00/0000</text:date>, <text:time style:data-style-name="N2" text:time-value="11:20:16.0337631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Q2" style:display-name="PageStyle_Q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3" style:display-name="PageStyle_Q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4" style:display-name="PageStyle_Q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1" style:display-name="PageStyle_Q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5" style:display-name="PageStyle_Q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4-26T21:59:03</meta:creation-date>
    <dc:date>2026-05-03T11:20:33.212370437</dc:date>
    <meta:generator>LibreOffice/25.8.6.2$Linux_X86_64 LibreOffice_project/a46b460d1686bb49c718d2ef5f88b83ff2dc4981</meta:generator>
    <meta:editing-duration>PT2H9M26S</meta:editing-duration>
    <meta:editing-cycles>8</meta:editing-cycles>
    <meta:document-statistic meta:table-count="1" meta:cell-count="144" meta:object-count="2"/>
    <meta:user-defined meta:name=""/>
    <meta:user-defined meta:name="AppVersion">3.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291cm" svg:height="7.438cm" xlink:href=".." xlink:type="simple" chart:class="chart:scatter" chart:style-name="ch1">
        <chart:title svg:x="4.587cm" svg:y="0.284cm" chart:style-name="ch2">
          <text:p>Recall sin interpolar</text:p>
        </chart:title>
        <chart:legend chart:legend-position="end" svg:x="10.532cm" svg:y="3.42cm" style:legend-expansion="high" chart:style-name="ch3"/>
        <chart:plot-area chart:style-name="ch4" svg:x="1.276cm" svg:y="1.211cm" svg:width="8.991cm" svg:height="5.098cm">
          <chart:coordinate-region svg:x="2.196cm" svg:y="1.411cm" svg:width="7.735cm" svg:height="4.251cm"/>
          <chart:axis chart:dimension="x" chart:name="primary-x" chart:style-name="ch5">
            <chart:title svg:x="5.273cm" svg:y="6.457cm" chart:style-name="ch2">
              <text:p><text:span text:style-name="T1">Recall</text:span></text:p>
            </chart:title>
          </chart:axis>
          <chart:axis chart:dimension="y" chart:name="primary-y" chart:style-name="ch6">
            <chart:title svg:x="0.451cm" svg:y="4.47cm" chart:style-name="ch7">
              <text:p><text:span text:style-name="T1">Precision</text:span></text:p>
            </chart:title>
            <chart:grid chart:style-name="ch8" chart:class="major"/>
          </chart:axis>
          <chart:series chart:style-name="ch9" chart:values-cell-range-address="Metrics.B29:Metrics.B33" chart:label-cell-address="Metrics.B28:Metrics.B28" chart:class="chart:scatter">
            <chart:domain table:cell-range-address="Metrics.A29:Metrics.A33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recision</text:p>
                <draw:g>
                  <svg:desc>Metrics.B28:Metrics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9090909090909">
                <text:p>0.0909090909090909</text:p>
                <draw:g>
                  <svg:desc>Metrics.A29:Metrics.A33</svg:desc>
                </draw:g>
              </table:table-cell>
              <table:table-cell office:value-type="float" office:value="1">
                <text:p>1</text:p>
                <draw:g>
                  <svg:desc>Metrics.B29:Metrics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357142857142857">
                <text:p>0.35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547cm" svg:height="7.584cm" xlink:href=".." xlink:type="simple" chart:class="chart:scatter" chart:style-name="ch1">
        <chart:title svg:x="4.889cm" svg:y="0.287cm" chart:style-name="ch2">
          <text:p>Recall interpolado</text:p>
        </chart:title>
        <chart:subtitle svg:x="4.607cm" svg:y="1.217cm" chart:style-name="ch2">
          <text:p><text:span text:style-name="T1">con 11 niveles estandar</text:span></text:p>
        </chart:subtitle>
        <chart:legend chart:legend-position="end" svg:x="10.788cm" svg:y="3.493cm" style:legend-expansion="high" chart:style-name="ch3"/>
        <chart:plot-area chart:style-name="ch4" svg:x="1.281cm" svg:y="2.051cm" svg:width="9.237cm" svg:height="4.401cm">
          <chart:coordinate-region svg:x="2.201cm" svg:y="2.251cm" svg:width="7.981cm" svg:height="3.554cm"/>
          <chart:axis chart:dimension="x" chart:name="primary-x" chart:style-name="ch5">
            <chart:title svg:x="5.462cm" svg:y="6.603cm" chart:style-name="ch2">
              <text:p><text:span text:style-name="T2">recall</text:span></text:p>
            </chart:title>
          </chart:axis>
          <chart:axis chart:dimension="y" chart:name="primary-y" chart:style-name="ch6">
            <chart:title svg:x="0.451cm" svg:y="4.944cm" chart:style-name="ch7">
              <text:p><text:span text:style-name="T2">precision</text:span></text:p>
            </chart:title>
            <chart:grid chart:style-name="ch8" chart:class="major"/>
          </chart:axis>
          <chart:series chart:style-name="ch9" chart:values-cell-range-address="Metrics.B37:Metrics.B47" chart:label-cell-address="Metrics.B36:Metrics.B36" chart:class="chart:scatter">
            <chart:domain table:cell-range-address="Metrics.A37:Metrics.A47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recision</text:p>
                <draw:g>
                  <svg:desc>Metrics.B36:Metrics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trics.A37:Metrics.A47</svg:desc>
                </draw:g>
              </table:table-cell>
              <table:table-cell office:value-type="float" office:value="1">
                <text:p>1</text:p>
                <draw:g>
                  <svg:desc>Metrics.B37:Metrics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6.2$Linux_X86_64 LibreOffice_project/a46b460d1686bb49c718d2ef5f88b83ff2dc498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